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8854in" table:align="left"/>
    </style:style>
    <style:style style:name="Tabelle1.A" style:family="table-column">
      <style:table-column-properties style:column-width="1.4271in"/>
    </style:style>
    <style:style style:name="Tabelle1.B" style:family="table-column">
      <style:table-column-properties style:column-width="4.4063in"/>
    </style:style>
    <style:style style:name="Tabelle1.C" style:family="table-column">
      <style:table-column-properties style:column-width="1.0521in"/>
    </style:style>
    <style:style style:name="Tabelle1.A1" style:family="table-cell">
      <style:table-cell-properties fo:padding="0in" fo:border="none"/>
    </style:style>
    <style:style style:name="Tabelle1.A7" style:family="table-cell">
      <style:table-cell-properties fo:padding="0.0194in" fo:border-left="0.0007in solid #cccccd" fo:border-right="none" fo:border-top="0.0007in solid #cccccd" fo:border-bottom="none"/>
    </style:style>
    <style:style style:name="Tabelle1.A8" style:family="table-cell">
      <style:table-cell-properties fo:padding="0.0194in" fo:border-left="0.0007in solid #cccccd" fo:border-right="none" fo:border-top="none" fo:border-bottom="none"/>
    </style:style>
    <style:style style:name="Tabelle1.12" style:family="table-row">
      <style:table-row-properties style:min-row-height="0.3535in"/>
    </style:style>
    <style:style style:name="Tabelle1.13" style:family="table-row">
      <style:table-row-properties style:min-row-height="0.125in"/>
    </style:style>
    <style:style style:name="Tabelle1.14" style:family="table-row">
      <style:table-row-properties style:min-row-height="4.5299in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4c4c4c" style:font-name="Arial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4c4c4c" style:font-name="Arial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fo:font-size="10pt"/>
    </style:style>
    <style:style style:name="P8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style:font-name="DejaVu Sans" fo:font-weight="bold" style:font-weight-asian="bold" style:font-weight-complex="bold"/>
    </style:style>
    <style:style style:name="P10" style:family="paragraph" style:parent-style-name="Horizontal_20_Line">
      <style:text-properties fo:color="#b3b3b3" style:font-name="Arial" fo:font-size="12pt" style:font-size-asian="12pt" style:font-size-complex="12pt"/>
    </style:style>
    <style:style style:name="P11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Arial2" fo:font-size="12pt" fo:font-style="normal" style:text-underline-style="none"/>
    </style:style>
    <style:style style:name="P15" style:family="paragraph">
      <style:paragraph-properties fo:text-align="end"/>
      <style:text-properties style:text-line-through-style="none" style:font-name="Arial2" fo:font-size="12pt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scale="100%" style:font-relief="none"/>
    </style:style>
    <style:style style:name="T2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4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m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nam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yp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ompany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ompan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Standard"/>
          </table:table-cell>
          <table:covered-table-cell/>
          <table:table-cell table:style-name="Tabelle1.A1" office:value-type="string">
            <text:p text:style-name="Standard"><draw:control text:anchor-type="as-char" draw:z-index="2" draw:style-name="gr2" draw:text-style-name="P12" svg:width="1.0677in" svg:height="0.2713in" draw:control="control2"/></text:p>
          </table:table-cell>
        </table:table-row>
        <table:table-row>
          <table:table-cell table:style-name="Tabelle1.A1" table:number-columns-spanned="3" office:value-type="string">
            <text:p text:style-name="Table_20_Contents"/>
            <text:p text:style-name="P9">Produktdaten</text:p>
            <text:p text:style-name="P6"/>
          </table:table-cell>
          <table:covered-table-cell/>
          <table:covered-table-cell/>
        </table:table-row>
        <table:table-row>
          <table:table-cell table:style-name="Tabelle1.A1" office:value-type="string">
            <text:p text:style-name="P6"><draw:control text:anchor-type="as-char" svg:y="-0.1465in" draw:z-index="0" draw:style-name="gr1" draw:text-style-name="P11" svg:width="3.4252in" svg:height="0.2713in" draw:control="control1"/> <text:s text:c="3"/></text:p>
          </table:table-cell>
          <table:table-cell table:style-name="Tabel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elle1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le1.A7" office:value-type="string">
            <text:p text:style-name="P4">Name:</text:p>
          </table:table-cell>
          <table:table-cell table:style-name="Tabelle1.A7" table:number-columns-spanned="2" office:value-type="string">
            <text:p text:style-name="P4"><draw:control text:anchor-type="as-char" draw:z-index="4" draw:style-name="gr2" draw:text-style-name="P14" svg:width="5.3752in" svg:height="0.198in" draw:control="control4"/></text:p>
          </table:table-cell>
          <table:covered-table-cell/>
        </table:table-row>
        <table:table-row>
          <table:table-cell table:style-name="Tabelle1.A8" office:value-type="string">
            <text:p text:style-name="P4">Warengruppe:</text:p>
          </table:table-cell>
          <table:table-cell table:style-name="Tabelle1.A8" table:number-columns-spanned="2" office:value-type="string">
            <text:p text:style-name="P4"><draw:control text:anchor-type="as-char" draw:z-index="5" draw:style-name="gr2" draw:text-style-name="P14" svg:width="5.3752in" svg:height="0.198in" draw:control="control5"/></text:p>
          </table:table-cell>
          <table:covered-table-cell/>
        </table:table-row>
        <table:table-row>
          <table:table-cell table:style-name="Tabelle1.A8" office:value-type="string">
            <text:p text:style-name="P4">Info URL:</text:p>
          </table:table-cell>
          <table:table-cell table:style-name="Tabelle1.A8" table:number-columns-spanned="2" office:value-type="string">
            <text:p text:style-name="P4"><draw:control text:anchor-type="as-char" draw:z-index="6" draw:style-name="gr2" draw:text-style-name="P14" svg:width="5.3752in" svg:height="0.198in" draw:control="control6"/></text:p>
          </table:table-cell>
          <table:covered-table-cell/>
        </table:table-row>
        <table:table-row>
          <table:table-cell table:style-name="Tabelle1.A8" office:value-type="string">
            <text:p text:style-name="P4">Einheit:</text:p>
          </table:table-cell>
          <table:table-cell table:style-name="Tabelle1.A8" table:number-columns-spanned="2" office:value-type="string">
            <text:p text:style-name="P4"><draw:control text:anchor-type="as-char" draw:z-index="7" draw:style-name="gr2" draw:text-style-name="P14" svg:width="5.3752in" svg:height="0.198in" draw:control="control7"/></text:p>
          </table:table-cell>
          <table:covered-table-cell/>
        </table:table-row>
        <table:table-row>
          <table:table-cell table:style-name="Tabelle1.A8" office:value-type="string">
            <text:p text:style-name="P4">Hersteller:</text:p>
          </table:table-cell>
          <table:table-cell table:style-name="Tabelle1.A8" table:number-columns-spanned="2" office:value-type="string">
            <text:p text:style-name="P4"><draw:control text:anchor-type="as-char" draw:z-index="8" draw:style-name="gr2" draw:text-style-name="P14" svg:width="5.3752in" svg:height="0.198in" draw:control="control8"/></text:p>
          </table:table-cell>
          <table:covered-table-cell/>
        </table:table-row>
        <table:table-row table:style-name="Tabelle1.12">
          <table:table-cell table:style-name="Tabelle1.A8" office:value-type="string">
            <text:p text:style-name="P4">Lieferant:</text:p>
          </table:table-cell>
          <table:table-cell table:style-name="Tabelle1.A8" table:number-columns-spanned="2" office:value-type="string">
            <text:p text:style-name="P4"><draw:control text:anchor-type="as-char" draw:z-index="9" draw:style-name="gr2" draw:text-style-name="P14" svg:width="5.3752in" svg:height="0.198in" draw:control="control9"/></text:p>
          </table:table-cell>
          <table:covered-table-cell/>
        </table:table-row>
        <table:table-row table:style-name="Tabelle1.13">
          <table:table-cell table:style-name="Tabelle1.A8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elle1.14">
          <table:table-cell table:style-name="Tabelle1.A8" table:number-columns-spanned="3" office:value-type="string">
            <text:p text:style-name="P4"><draw:control text:anchor-type="as-char" svg:y="0.1472in" draw:z-index="3" draw:style-name="gr3" draw:text-style-name="P13" svg:width="6.8098in" svg:height="4.0413in" draw:control="control3"/></text:p>
          </table:table-cell>
          <table:covered-table-cell/>
          <table:covered-table-cell/>
        </table:table-row>
        <table:table-row>
          <table:table-cell table:style-name="Tabelle1.A8" office:value-type="string">
            <text:p text:style-name="P4">Preis:</text:p>
          </table:table-cell>
          <table:table-cell table:style-name="Tabelle1.A8" table:number-columns-spanned="2" office:value-type="string">
            <text:p text:style-name="P5"><draw:control text:anchor-type="as-char" draw:z-index="10" draw:style-name="gr2" draw:text-style-name="P15" svg:width="1.1098in" svg:height="0.198in" draw:control="control10"/></text:p>
          </table:table-cell>
          <table:covered-table-cell/>
        </table:table-row>
        <table:table-row>
          <table:table-cell table:style-name="Tabelle1.A8" office:value-type="string">
            <text:p text:style-name="P4">Steuersatz:</text:p>
          </table:table-cell>
          <table:table-cell table:style-name="Tabelle1.A8" table:number-columns-spanned="2" office:value-type="string">
            <text:p text:style-name="P5"><draw:control text:anchor-type="as-char" draw:z-index="11" draw:style-name="gr2" draw:text-style-name="P15" svg:width="1.1016in" svg:height="0.198in" draw:control="control11"/></text:p>
          </table:table-cell>
          <table:covered-table-cell/>
        </table:table-row>
        <table:table-row>
          <table:table-cell table:style-name="Tabelle1.A8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2756in" fo:margin-left="0.7874in" fo:margin-right="0.5902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3.3528in" svg:y="-0.1126in" svg:width="4.1272in" svg:height="0.9882in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span text:style-name="MT2">Bankverbindung: Stefan Muster | Sparkasse Musterhausen | </text:span><text:span text:style-name="M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0-09T09:19:55</meta:creation-date>
    <dc:date>2008-11-06T01:39:55.86</dc:date>
    <meta:editing-cycles>63</meta:editing-cycles>
    <meta:editing-duration>PT23H32M00S</meta:editing-duration>
    <meta:document-statistic meta:table-count="1" meta:image-count="1" meta:object-count="0" meta:page-count="1" meta:paragraph-count="21" meta:word-count="38" meta:character-count="347"/>
    <meta:user-defined meta:name="Info 1"/>
    <meta:user-defined meta:name="Info 2"/>
    <meta:user-defined meta:name="Info 3"/>
    <meta:user-defined meta:name="Info 4"/>
  </office:meta>
</office:document-meta>
</file>